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  <style:style style:name="P17" style:parent-style-name="Standard" style:list-style-name="LFO5" style:family="paragraph"/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P20" style:parent-style-name="Standard" style:list-style-name="LFO5" style:family="paragraph"/>
    <style:style style:name="P21" style:parent-style-name="Standard" style:list-style-name="LFO5" style:family="paragraph"/>
    <style:style style:name="P22" style:parent-style-name="Standard" style:list-style-name="LFO5" style:family="paragraph"/>
    <style:style style:name="P23" style:parent-style-name="Standard" style:list-style-name="LFO5" style:family="paragraph"/>
    <style:style style:name="P24" style:parent-style-name="Standard" style:list-style-name="LFO5" style:family="paragraph"/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5" style:family="paragraph"/>
    <style:style style:name="P29" style:parent-style-name="Standard" style:list-style-name="LFO5" style:family="paragraph"/>
  </office:automatic-styles>
  <office:body>
    <office:text text:use-soft-page-breaks="true">
      <text:p text:style-name="P1">Autenticacion</text:p>
      <text:list text:style-name="LFO1" text:continue-numbering="true">
        <text:list-item>
          <text:p text:style-name="P2">datos locales / datos control</text:p>
        </text:list-item>
        <text:list-item>
          <text:p text:style-name="P3">formulario</text:p>
        </text:list-item>
        <text:list-item>
          <text:p text:style-name="P4">validar usuario ( Rol )</text:p>
        </text:list-item>
      </text:list>
      <text:p text:style-name="Standard">Inscripcion de tesis</text:p>
      <text:list text:style-name="LFO2" text:continue-numbering="true">
        <text:list-item>
          <text:p text:style-name="P5">validar el 80 % de las unidades de credito</text:p>
        </text:list-item>
        <text:list-item>
          <text:p text:style-name="P6">Diseñar el formulario</text:p>
        </text:list-item>
        <text:list-item>
          <text:p text:style-name="P7">Seleccion<text:s/>tutor (validar el <text:s/>max de 3 por tesis )</text:p>
        </text:list-item>
        <text:list-item>
          <text:p text:style-name="P8">diseño de la BD</text:p>
        </text:list-item>
      </text:list>
      <text:p text:style-name="Standard">Incripcion de pasantias</text:p>
      <text:list text:style-name="LFO3" text:continue-numbering="true">
        <text:list-item>
          <text:p text:style-name="P9">validar el 100% de las unidades de credito</text:p>
        </text:list-item>
        <text:list-item>
          <text:p text:style-name="P10">validar que tenga aprobado el SC</text:p>
        </text:list-item>
        <text:list-item>
          <text:p text:style-name="P11">diseño del Formulario ( plan de trabajo )</text:p>
        </text:list-item>
        <text:list-item>
          <text:p text:style-name="P12">Diseñar la BD</text:p>
        </text:list-item>
      </text:list>
      <text:p text:style-name="Standard">Modulo “Mercadolibre de proyectos ”</text:p>
      <text:p text:style-name="Standard"/>
      <text:p text:style-name="Standard">Modulo<text:s/>miembros del TAP</text:p>
      <text:list text:style-name="LFO4" text:continue-numbering="true">
        <text:list-item>
          <text:p text:style-name="P13">Asignacion de jurados</text:p>
        </text:list-item>
        <text:list-item>
          <text:p text:style-name="P14">revision de proyectos</text:p>
        </text:list-item>
        <text:list-item>
          <text:p text:style-name="P15">evaluacion de proyectos</text:p>
        </text:list-item>
        <text:list-item>
          <text:p text:style-name="P16">agregar miembros</text:p>
        </text:list-item>
      </text:list>
      <text:p text:style-name="Standard"/>
      <text:p text:style-name="Standard">Modulo Administrador</text:p>
      <text:p text:style-name="Standard"/>
      <text:p text:style-name="Standard">Modulo de Reportes</text:p>
      <text:p text:style-name="Standard"/>
      <text:p text:style-name="Standard"/>
      <text:p text:style-name="Standard"/>
      <text:p text:style-name="Standard"/>
      <text:p text:style-name="Standard">Product Backlog (hecho en clase de Seminario)</text:p>
      <text:list text:style-name="LFO5" text:continue-numbering="true">
        <text:list-item>
          <text:p text:style-name="P17">Inscripcion de tesis / pasantías</text:p>
        </text:list-item>
        <text:list-item>
          <text:p text:style-name="P18">Validación Prerrequisitos</text:p>
        </text:list-item>
        <text:list-item>
          <text:p text:style-name="P19">Validacion de Roles</text:p>
        </text:list-item>
        <text:list-item>
          <text:p text:style-name="P20">Seguimiento de Status Proyecto</text:p>
        </text:list-item>
        <text:list-item>
          <text:p text:style-name="P21">Generacion de Constancia</text:p>
        </text:list-item>
        <text:list-item>
          <text:p text:style-name="P22">Bandeja de Informacion</text:p>
        </text:list-item>
        <text:list-item>
          <text:p text:style-name="P23">Asignacion Tutor / Jurados</text:p>
        </text:list-item>
        <text:list-item>
          <text:p text:style-name="P24">Busqueda Tesis / Pasantias</text:p>
        </text:list-item>
        <text:list-item>
          <text:p text:style-name="P25">Reportes Profesores por Area</text:p>
        </text:list-item>
        <text:list-item>
          <text:p text:style-name="P26">Alertas</text:p>
        </text:list-item>
        <text:list-item>
          <text:p text:style-name="P27">Clasificaion Tematica</text:p>
        </text:list-item>
        <text:list-item>
          <text:p text:style-name="P28">Descarga de Documentos</text:p>
        </text:list-item>
        <text:list-item>
          <text:p text:style-name="P29">Visualizacion de Proyectos</text:p>
        </text:list-item>
      </text:list>
      <text:p text:style-name="Standard"/>
      <text:p text:style-name="Standard"/>
      <text:p text:style-name="Standard"/>
      <text:p text:style-name="Standard">Preguntas</text:p>
      <text:p text:style-name="Standard"/>
      <text:soft-page-break/>
      <text:p text:style-name="Standard">¿Validar tutor ( solicitud) si el acepta ser tutor de las tesis ?</text:p>
      <text:p text:style-name="Standard">¿Se genera constancias<text:s/>de que se esta realizando tesis o pasantias ?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V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verick-lapto </meta:initial-creator>
    <dc:creator>Artwo</dc:creator>
    <meta:creation-date>2013-12-04T16:22:00Z</meta:creation-date>
    <dc:date>2013-12-05T01:10:00Z</dc:date>
    <meta:template xlink:href="Normal.dotm" xlink:type="simple"/>
    <meta:editing-cycles>2</meta:editing-cycles>
    <meta:editing-duration>PT780S</meta:editing-duration>
    <meta:document-statistic meta:page-count="2" meta:paragraph-count="2" meta:word-count="168" meta:character-count="1094" meta:row-count="7" meta:non-whitespace-character-count="928"/>
  </office:meta>
</office:document-meta>
</file>